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 table:style-name="ce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1;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5;6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9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string" table:style-name="ce5">
            <text:p>4;12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table:number-columns-repeated="16381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3:29Z</dc:date>
  </office:meta>
</office:document-meta>
</file>